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4B18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4B183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A9D18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A9D18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B4C7E7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91583333333333cm" style:use-optimal-column-width="true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5.794375cm" style:use-optimal-column-width="true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5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>
          <table:help-message table:display="true"/>
          <table:error-message table:display="true"/>
        </table:content-validation>
      </table:content-validations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14" table:number-columns-repeated="1008" table:default-cell-style-name="ce1"/>
        <table:table-column table:style-name="co6" table:number-columns-repeated="15359" table:default-cell-style-name="ce1"/>
        <table:table-row table:style-name="ro1">
          <table:table-cell office:value-type="string" table:style-name="ce2">
            <office:annotation draw:style-name="a0" svg:x="1.47916666666667in" svg:y="-0.0104166666666667in" svg:width="1.88541666666667in" svg:height="1.1875in">
              <dc:creator/>
              <text:p><text:span text:style-name="T1">marcu_000:</text:span><text:span text:style-name="T2">If you specify a test suite that doesn't exist, it will be automatically created (can be turned off in config/global.php).</text:span></text:p>
            </office:annotation>
            <text:p>Test suite name</text:p>
          </table:table-cell>
          <table:table-cell office:value-type="string" table:style-name="ce3">
            <text:p>Test suite details</text:p>
          </table:table-cell>
          <table:table-cell office:value-type="string" table:style-name="ce4">
            <text:p>Test case name</text:p>
          </table:table-cell>
          <table:table-cell office:value-type="string" table:style-name="ce5">
            <text:p>Summary</text:p>
          </table:table-cell>
          <table:table-cell office:value-type="string" table:style-name="ce5">
            <text:p>Preconditions</text:p>
          </table:table-cell>
          <table:table-cell office:value-type="string" table:style-name="ce5">
            <office:annotation draw:style-name="a1" svg:x="10.4791666666667in" svg:y="0.0104166666666667in" svg:width="1.5in" svg:height="1.40625in">
              <dc:creator>Aderthad</dc:creator>
              <text:p><text:span text:style-name="T1">Aderthad:</text:span><text:span text:style-name="T2"/></text:p>
              <text:p><text:span text:style-name="T2">1 - Draft (default)</text:span><text:span text:style-name="T2"/></text:p>
              <text:p><text:span text:style-name="T2">2 - Ready for review</text:span><text:span text:style-name="T2"/></text:p>
              <text:p><text:span text:style-name="T2">3 - Review in progress</text:span><text:span text:style-name="T2"/></text:p>
              <text:p><text:span text:style-name="T2">4 - Rework</text:span><text:span text:style-name="T2"/></text:p>
              <text:p><text:span text:style-name="T2">5 - Obsolete</text:span><text:span text:style-name="T2"/></text:p>
              <text:p><text:span text:style-name="T2">6 - Future</text:span><text:span text:style-name="T2"/></text:p>
              <text:p><text:span text:style-name="T2">7 - Final</text:span></text:p>
            </office:annotation>
            <text:p>Status</text:p>
          </table:table-cell>
          <table:table-cell office:value-type="string" table:style-name="ce5">
            <office:annotation draw:style-name="a2" svg:x="8.57291666666667in" svg:y="-0.0104166666666667in" svg:width="2.19791666666667in" svg:height="0.885416666666667in">
              <dc:creator/>
              <text:p><text:span text:style-name="T1">marcu_000:</text:span><text:span text:style-name="T2">1 (Manual), 2 (Automatic)</text:span></text:p>
            </office:annotation>
            <text:p>Execution type</text:p>
          </table:table-cell>
          <table:table-cell office:value-type="string" table:style-name="ce5">
            <office:annotation draw:style-name="a3" svg:x="10.3854166666667in" svg:y="-0.0104166666666667in" svg:width="0.291666666666667in" svg:height="0.885416666666667in">
              <dc:creator/>
              <text:p><text:span text:style-name="T1">marcu_000:</text:span><text:span text:style-name="T2">1 (Low), 2 (Medium), 3 (High)</text:span></text:p>
            </office:annotation>
            <text:p>Importance</text:p>
          </table:table-cell>
          <table:table-cell office:value-type="string" table:style-name="ce5">
            <office:annotation draw:style-name="a4" svg:x="13.1354166666667in" svg:y="0.0104166666666667in" svg:width="1.5in" svg:height="0.822916666666667in">
              <dc:creator>Aderthad</dc:creator>
              <text:p><text:span text:style-name="T1">Aderthad:</text:span><text:span text:style-name="T2"/></text:p>
              <text:p><text:span text:style-name="T2">Estimated exec. duration (min)</text:span></text:p>
            </office:annotation>
            <text:p>Duration</text:p>
          </table:table-cell>
          <table:table-cell office:value-type="string" table:style-name="ce5">
            <office:annotation draw:style-name="a5" svg:x="12.8854166666667in" svg:y="0.0104166666666667in" svg:width="1.5in" svg:height="0.822916666666667in">
              <dc:creator>Aderthad</dc:creator>
              <text:p><text:span text:style-name="T1">Aderthad:</text:span><text:span text:style-name="T2"/></text:p>
              <text:p><text:span text:style-name="T2">Multiple keywords can be separeted by a comma (,)</text:span></text:p>
            </office:annotation>
            <text:p>Keywords</text:p>
          </table:table-cell>
          <table:table-cell office:value-type="string" table:style-name="ce6">
            <text:p>Step</text:p>
          </table:table-cell>
          <table:table-cell office:value-type="string" table:style-name="ce6">
            <text:p>Expected result</text:p>
          </table:table-cell>
          <table:table-cell office:value-type="string" table:style-name="ce7">
            <office:annotation draw:style-name="a6" svg:x="12.15625in" svg:y="-0.0104166666666667in" svg:width="0in" svg:height="0.885416666666667in">
              <dc:creator/>
              <text:p><text:span text:style-name="T1">marcu_000:</text:span><text:span text:style-name="T2">1 (Manual), 2 (Automatic). If not filled, set to 1 (Manual).</text:span></text:p>
            </office:annotation>
            <text:p>Execution type</text:p>
          </table:table-cell>
          <table:table-cell office:value-type="string" table:style-name="ce8">
            <text:p>Req title</text:p>
          </table:table-cell>
          <table:table-cell office:value-type="string" table:content-validation-name="val1" table:style-name="ce8">
            <text:p>Req doc ID</text:p>
          </table:table-cell>
          <table:table-cell office:value-type="string" table:content-validation-name="val1" table:style-name="ce5">
            <text:p>Custom 1</text:p>
          </table:table-cell>
          <table:table-cell office:value-type="string" table:style-name="ce5">
            <text:p>Custom 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eck Options</text:p>
          </table:table-cell>
          <table:table-cell office:value-type="string" table:style-name="ce1">
            <text:p>Check coffee maker options</text:p>
          </table:table-cell>
          <table:table-cell table:number-columns-repeated="7" table:style-name="ce1"/>
          <table:table-cell office:value-type="string" table:style-name="ce1">
            <text:p>keyword, keyword2</text:p>
          </table:table-cell>
          <table:table-cell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office:value-type="string" table:style-name="ce1">
            <text:p>Check Menu Options</text:p>
          </table:table-cell>
          <table:table-cell office:value-type="string" table:style-name="ce1">
            <text:p>Check menu options</text:p>
          </table:table-cell>
          <table:table-cell table:number-columns-repeated="9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heck inventory</text:p>
          </table:table-cell>
          <table:table-cell office:value-type="string" table:style-name="ce1">
            <text:p>How much coffee, milk and water is available in coffee machine</text:p>
          </table:table-cell>
          <table:table-cell office:value-type="string" table:style-name="ce1">
            <text:p>RunCoffeeMak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5, Check inventory</text:p>
          </table:table-cell>
          <table:table-cell office:value-type="string" table:content-validation-name="val1" table:style-name="ce1">
            <text:p>Coffee:15, Milk: 15</text:p>
          </table:table-cell>
          <table:table-cell table:style-name="ce1"/>
          <table:table-cell office:value-type="string" table:style-name="ce1">
            <text:p>Req1</text:p>
          </table:table-cell>
          <table:table-cell office:value-type="string" table:style-name="ce1">
            <text:p>ReqDoc1</text:p>
          </table:table-cell>
          <table:table-cell office:value-type="string" table:content-validation-name="val1" table:style-name="ce1">
            <text:p>Custom value</text:p>
          </table:table-cell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Returns to main menu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dd inventory</text:p>
          </table:table-cell>
          <table:table-cell office:value-type="string" table:style-name="ce1">
            <text:p>Add inventory to the coffee machin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4, Add inventory</text:p>
          </table:table-cell>
          <table:table-cell office:value-type="string" table:content-validation-name="val1" table:style-name="ce1">
            <text:p>Please enter milk amount</text:p>
          </table:table-cell>
          <table:table-cell table:style-name="ce1"/>
          <table:table-cell office:value-type="string" table:style-name="ce1">
            <text:p>Req2</text:p>
          </table:table-cell>
          <table:table-cell office:value-type="string" table:style-name="ce1">
            <text:p>ReqDoc2</text:p>
          </table:table-cell>
          <table:table-cell table:content-validation-name="val1" table:style-name="ce1"/>
          <table:table-cell office:value-type="string" table:style-name="ce1">
            <text:p>Custom value</text:p>
          </table:table-cell>
          <table:table-cell table:number-columns-repeated="16367"/>
        </table:table-row>
        <table:table-row table:style-name="ro1">
          <table:table-cell table:number-columns-repeated="10" table:style-name="ce1"/>
          <table:table-cell office:value-type="string" table:style-name="ce1">
            <text:p>Milk: 10</text:p>
          </table:table-cell>
          <table:table-cell office:value-type="string" table:content-validation-name="val1" table:style-name="ce1">
            <text:p>Please enter sugar amount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Sugar: 5</text:p>
          </table:table-cell>
          <table:table-cell office:value-type="string" table:content-validation-name="val1" table:style-name="ce1">
            <text:p>Please enter coffee amount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Coffee: a</text:p>
          </table:table-cell>
          <table:table-cell office:value-type="string" table:content-validation-name="val1" table:style-name="ce1">
            <text:p>Please input an integer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office:value-type="string" table:style-name="ce1">
            <text:p>Check Options</text:p>
          </table:table-cell>
          <table:table-cell table:number-columns-repeated="10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office:value-type="string" table:style-name="ce1">
            <text:p>Check Grinder settings</text:p>
          </table:table-cell>
          <table:table-cell office:value-type="string" table:style-name="ce1">
            <text:p>Check grinder settings</text:p>
          </table:table-cell>
          <table:table-cell table:number-columns-repeated="9" table:style-name="ce1"/>
          <table:table-cell table:content-validation-name="val1" table:style-name="ce1"/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t grinder intensity to maximum</text:p>
          </table:table-cell>
          <table:table-cell office:value-type="string" table:style-name="ce1">
            <text:p>Set bean grinder intensity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Open coffee bean container</text:p>
          </table:table-cell>
          <table:table-cell office:value-type="string" table:content-validation-name="val1" table:style-name="ce1">
            <text:p>Container opens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urn the grinder wheel to 1</text:p>
          </table:table-cell>
          <table:table-cell office:value-type="string" table:content-validation-name="val1" table:style-name="ce1">
            <text:p>Wheel turns to 1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est grinder</text:p>
          </table:table-cell>
          <table:table-cell office:value-type="string" table:content-validation-name="val1" table:style-name="ce1">
            <text:p>Grinder makes finest coffee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et grinder intensity to minimum</text:p>
          </table:table-cell>
          <table:table-cell office:value-type="string" table:style-name="ce1">
            <text:p>Set bean grinder intensity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Open coffee bean container</text:p>
          </table:table-cell>
          <table:table-cell office:value-type="string" table:content-validation-name="val1" table:style-name="ce1">
            <text:p>Container opens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urn the grinder wheel to 7</text:p>
          </table:table-cell>
          <table:table-cell office:value-type="string" table:content-validation-name="val1" table:style-name="ce1">
            <text:p>Wheel turns to 7</text:p>
          </table:table-cell>
          <table:table-cell table:number-columns-repeated="3" table:style-name="ce1"/>
          <table:table-cell table:content-validation-name="val1" table:style-name="ce1"/>
          <table:table-cell table:number-columns-repeated="1636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Test grinder</text:p>
          </table:table-cell>
          <table:table-cell office:value-type="string" table:content-validation-name="val1" table:style-name="ce1">
            <text:p>Grinder makes coarsest coffee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Recipes</text:p>
          </table:table-cell>
          <table:table-cell office:value-type="string" table:style-name="ce1">
            <text:p>Recipes in the coffee maker</text:p>
          </table:table-cell>
          <table:table-cell table:number-columns-repeated="9"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Drink recipes</text:p>
          </table:table-cell>
          <table:table-cell office:value-type="string" table:style-name="ce1">
            <text:p>Recipes for drinks</text:p>
          </table:table-cell>
          <table:table-cell table:number-columns-repeated="9"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Coffee recipes</text:p>
          </table:table-cell>
          <table:table-cell office:value-type="string" table:style-name="ce1">
            <text:p>Recipes for coffee</text:p>
          </table:table-cell>
          <table:table-cell table:number-columns-repeated="7" table:style-name="ce1"/>
          <table:table-cell office:value-type="string" table:style-name="ce1">
            <text:p>keyword2</text:p>
          </table:table-cell>
          <table:table-cell table:style-name="ce1"/>
          <table:table-cell table:content-validation-name="val1" table:style-name="ce1"/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1</text:p>
          </table:table-cell>
          <table:table-cell office:value-type="string" table:style-name="ce1">
            <text:p>Try to purchase beverage type 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6, Make coffe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Coffee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Machine goes to main menu</text:p>
          </table:table-cell>
          <table:table-cell table:number-columns-repeated="3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2</text:p>
          </table:table-cell>
          <table:table-cell office:value-type="string" table:style-name="ce1">
            <text:p>Try to purchase beverage type 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6, Make coffe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Coffee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Milk amount 10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Return to main menu</text:p>
          </table:table-cell>
          <table:table-cell office:value-type="string" table:content-validation-name="val1" table:style-name="ce1">
            <text:p>Machine goes to main menu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Recipes</text:p>
          </table:table-cell>
          <table:table-cell table:number-columns-repeated="10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Drink recipes</text:p>
          </table:table-cell>
          <table:table-cell table:number-columns-repeated="10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Chocolate recipes</text:p>
          </table:table-cell>
          <table:table-cell office:value-type="string" table:style-name="ce1">
            <text:p>Recipes for chocolate</text:p>
          </table:table-cell>
          <table:table-cell table:number-columns-repeated="9" table:style-name="ce1"/>
          <table:table-cell table:content-validation-name="val1" table:style-name="ce1"/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Purchase beverage 3</text:p>
          </table:table-cell>
          <table:table-cell office:value-type="string" table:style-name="ce1">
            <text:p>Try to purchase beverage type 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Enter: Menu option 6, Make chocolate</text:p>
          </table:table-cell>
          <table:table-cell office:value-type="string" table:content-validation-name="val1" table:style-name="ce1">
            <text:p>Continu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10" table:style-name="ce1"/>
          <table:table-cell office:value-type="string" table:style-name="ce1">
            <text:p>Select Chocolate amount 10</text:p>
          </table:table-cell>
          <table:table-cell office:value-type="string" table:content-validation-name="val1" table:style-name="ce1">
            <text:p>Machine makes chocolate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office:value-type="string" table:style-name="ce1">
            <text:p>Operations</text:p>
          </table:table-cell>
          <table:table-cell office:value-type="string" table:style-name="ce1">
            <text:p>Operating the machine</text:p>
          </table:table-cell>
          <table:table-cell table:number-columns-repeated="12" table:style-name="ce1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No water run</text:p>
          </table:table-cell>
          <table:table-cell office:value-type="string" table:style-name="ce1">
            <text:p>Try to run w/o wat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/o water</text:p>
          </table:table-cell>
          <table:table-cell office:value-type="string" table:style-name="ce1">
            <text:p>Machine reports not enough water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No beans run</text:p>
          </table:table-cell>
          <table:table-cell office:value-type="string" table:style-name="ce1">
            <text:p>Try to run w/o bean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/o beans</text:p>
          </table:table-cell>
          <table:table-cell office:value-type="string" table:style-name="ce1">
            <text:p>Machine reports no coffee beans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Scaled container run</text:p>
          </table:table-cell>
          <table:table-cell office:value-type="string" table:style-name="ce1">
            <text:p>Try to run with bad contain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ith bad container</text:p>
          </table:table-cell>
          <table:table-cell office:value-type="string" table:style-name="ce1">
            <text:p>Machine reports scaled water container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Mill door open</text:p>
          </table:table-cell>
          <table:table-cell office:value-type="string" table:style-name="ce1">
            <text:p>Try to run with open doors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run with open doors</text:p>
          </table:table-cell>
          <table:table-cell office:value-type="string" table:style-name="ce1">
            <text:p>Machine runs even with mill door open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Save favourite drink</text:p>
          </table:table-cell>
          <table:table-cell office:value-type="string" table:style-name="ce1">
            <text:p>Try to save drink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save drink</text:p>
          </table:table-cell>
          <table:table-cell office:value-type="string" table:style-name="ce1">
            <text:p>Drink is saved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1">
            <text:p>Turn on steamer</text:p>
          </table:table-cell>
          <table:table-cell office:value-type="string" table:style-name="ce1">
            <text:p>Try to turn on steam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Try to turn on steamer</text:p>
          </table:table-cell>
          <table:table-cell office:value-type="string" table:style-name="ce1">
            <text:p>Steamer turned on</text:p>
          </table:table-cell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number-columns-repeated="16368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marcu_000</meta:initial-creator>
    <dc:creator>Aderthad</dc:creator>
    <meta:creation-date>2006-09-16T00:00:00Z</meta:creation-date>
    <dc:date>2017-12-07T20:26:01Z</dc:date>
    <meta:editing-cycles>10</meta:editing-cycles>
    <meta:editing-duration>PT411360S</meta:editing-duration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